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8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635cm" svg:x="1.889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2.413cm" svg:x="4.75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651cm" svg:x="6.20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50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63cm" svg:y1="4.048cm" svg:x2="9.763cm" svg:y2="2.778cm">
          <text:p/>
        </draw:line>
        <draw:line draw:style-name="gr2" draw:text-style-name="P1" draw:layer="layout" svg:x1="9.763cm" svg:y1="4.556cm" svg:x2="9.763cm" svg:y2="5.826cm">
          <text:p/>
        </draw:line>
        <draw:custom-shape draw:style-name="gr1" draw:text-style-name="P1" xml:id="id1" draw:id="id1" draw:layer="layout" svg:width="0.508cm" svg:height="0.508cm" svg:x="14.081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508cm" svg:height="0.508cm" svg:x="14.081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953cm" svg:height="1.905cm" svg:x="13.827cm" svg:y="7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53cm" svg:height="1.905cm" svg:x="5.699cm" svg:y="7.73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4cm" svg:y1="4.302cm" svg:x2="6.207cm" svg:y2="4.302cm">
          <text:p/>
        </draw:line>
        <draw:line draw:style-name="gr3" draw:text-style-name="P1" draw:layer="layout" svg:x1="7.858cm" svg:y1="4.81cm" svg:x2="14.335cm" svg:y2="3.286cm">
          <text:p/>
        </draw:line>
        <draw:line draw:style-name="gr3" draw:text-style-name="P1" draw:layer="layout" svg:x1="7.858cm" svg:y1="3.921cm" svg:x2="14.241cm" svg:y2="5.442cm">
          <text:p/>
        </draw:line>
        <draw:connector draw:style-name="gr2" draw:text-style-name="P1" draw:layer="layout" svg:x1="14.589cm" svg:y1="3.159cm" svg:x2="16.303cm" svg:y2="7.731cm" draw:start-shape="id1" draw:start-glue-point="1" draw:end-shape="id2" svg:d="m14589 3159h1714v4572" svg:viewBox="0 0 1715 4573">
          <text:p/>
        </draw:connector>
        <draw:connector draw:style-name="gr2" draw:text-style-name="P1" draw:layer="layout" svg:x1="14.589cm" svg:y1="5.445cm" svg:x2="16.303cm" svg:y2="7.731cm" draw:start-shape="id3" draw:start-glue-point="1" draw:end-shape="id2" svg:d="m14589 5445h1714v2286" svg:viewBox="0 0 1715 2287">
          <text:p/>
        </draw:connector>
        <draw:connector draw:style-name="gr2" draw:text-style-name="P1" draw:layer="layout" svg:x1="13.827cm" svg:y1="8.683cm" svg:x2="10.652cm" svg:y2="8.683cm" draw:start-shape="id2" draw:start-glue-point="3" draw:end-shape="id4" draw:end-glue-point="1" svg:d="m13827 8683h-3175" svg:viewBox="0 0 3176 1">
          <text:p/>
        </draw:connector>
        <draw:frame draw:style-name="gr4" draw:text-style-name="P2" draw:layer="layout" svg:width="1.577cm" svg:height="0.806cm" svg:x="1.793cm" svg:y="2.959cm">
          <draw:text-box>
            <text:p text:style-name="P2"><text:span text:style-name="T1">laser</text:span></text:p>
          </draw:text-box>
        </draw:frame>
        <draw:frame draw:style-name="gr4" draw:text-style-name="P2" draw:layer="layout" svg:width="3.563cm" svg:height="0.806cm" svg:x="3.032cm" svg:y="1.635cm">
          <draw:text-box>
            <text:p text:style-name="P2"><text:span text:style-name="T1">Focusing lens</text:span></text:p>
          </draw:text-box>
        </draw:frame>
        <draw:frame draw:style-name="gr4" draw:text-style-name="P2" draw:layer="layout" svg:width="3.398cm" svg:height="0.806cm" svg:x="5.476cm" svg:y="2.607cm">
          <draw:text-box>
            <text:p><text:span text:style-name="T1">Beam splitter</text:span></text:p>
          </draw:text-box>
        </draw:frame>
        <draw:frame draw:style-name="gr4" draw:text-style-name="P2" draw:layer="layout" svg:width="2.729cm" svg:height="0.806cm" svg:x="8.558cm" svg:y="1.635cm">
          <draw:text-box>
            <text:p><text:span text:style-name="T1">Pendulum</text:span></text:p>
          </draw:text-box>
        </draw:frame>
        <draw:frame draw:style-name="gr4" draw:text-style-name="P2" draw:layer="layout" svg:width="3.398cm" svg:height="0.806cm" svg:x="13.573cm" svg:y="1.889cm">
          <draw:text-box>
            <text:p><text:span text:style-name="T1">Photo diodes</text:span></text:p>
          </draw:text-box>
        </draw:frame>
        <draw:frame draw:style-name="gr4" draw:text-style-name="P2" draw:layer="layout" svg:width="1.912cm" svg:height="0.806cm" svg:x="15.224cm" svg:y="8.366cm">
          <draw:text-box>
            <text:p text:style-name="P2"><text:span text:style-name="T1">Circuit</text:span></text:p>
          </draw:text-box>
        </draw:frame>
        <draw:frame draw:style-name="gr4" draw:text-style-name="P2" draw:layer="layout" svg:width="1.577cm" svg:height="0.806cm" svg:x="7.297cm" svg:y="8.322cm">
          <draw:text-box>
            <text:p><text:span text:style-name="T1">DAQ</text:span></text:p>
          </draw:text-box>
        </draw:frame>
        <draw:custom-shape draw:style-name="gr1" draw:text-style-name="P1" xml:id="id5" draw:id="id5" draw:layer="layout" svg:width="2.667cm" svg:height="2.667cm" svg:x="1.535cm" svg:y="7.3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699cm" svg:y1="8.683cm" svg:x2="4.202cm" svg:y2="8.683cm" draw:start-shape="id4" draw:start-glue-point="3" draw:end-shape="id5" draw:end-glue-point="1" svg:d="m5699 8683h-1497" svg:viewBox="0 0 1498 1">
          <text:p/>
        </draw:connector>
        <draw:frame draw:style-name="gr4" draw:text-style-name="P2" draw:layer="layout" svg:width="1.192cm" svg:height="0.806cm" svg:x="2.221cm" svg:y="8.366cm">
          <draw:text-box>
            <text:p><text:span text:style-name="T1">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828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ndburgerr </meta:initial-creator>
    <meta:creation-date>2013-12-11T12:55:44</meta:creation-date>
    <dc:date>2013-12-11T13:27:38</dc:date>
    <dc:creator>lundburgerr </dc:creator>
    <meta:editing-duration>PT16M44S</meta:editing-duration>
    <meta:editing-cycles>5</meta:editing-cycles>
    <meta:generator>LibreOffice/3.5$Linux_X86_64 LibreOffice_project/350m1$Build-2</meta:generator>
    <meta:document-statistic meta:object-count="26"/>
  </office:meta>
</office:document-meta>
</file>